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12b0b4" officeooo:paragraph-rsid="0012b0b4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12b0b4" officeooo:paragraph-rsid="0012b0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4f6fe" officeooo:paragraph-rsid="0014f6f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3e88f" officeooo:paragraph-rsid="0013e88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4f6fe" officeooo:paragraph-rsid="0014f6f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76e78" officeooo:paragraph-rsid="00176e7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3e88f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arial" fo:font-size="12pt" fo:font-weight="normal" officeooo:rsid="00176e78" officeooo:paragraph-rsid="00176e7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25" style:family="paragraph" style:parent-style-name="Standard" style:list-style-name="L14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26" style:family="paragraph" style:parent-style-name="Standard" style:list-style-name="L15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27" style:family="paragraph" style:parent-style-name="Standard" style:list-style-name="L16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28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29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30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31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32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officeooo:rsid="001857b9" officeooo:paragraph-rsid="001857b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normal" officeooo:rsid="00192882" officeooo:paragraph-rsid="00192882" style:font-size-asian="10.5pt" style:font-weight-asian="normal" style:font-size-complex="12pt" style:font-weight-complex="normal"/>
    </style:style>
    <style:style style:name="P34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officeooo:rsid="00192882" officeooo:paragraph-rsid="00192882" style:font-size-asian="10.5pt" style:font-weight-asian="normal" style:font-size-complex="12pt" style:font-weight-complex="normal"/>
    </style:style>
    <style:style style:name="P35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officeooo:rsid="00192882" officeooo:paragraph-rsid="0019288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3e88f" officeooo:paragraph-rsid="0013e88f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76e78" officeooo:paragraph-rsid="00167bb0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arial" fo:font-size="12pt" fo:font-style="normal" fo:font-weight="normal" officeooo:rsid="0013e88f" officeooo:paragraph-rsid="0013e88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arial" fo:font-size="12pt" fo:font-style="normal" fo:font-weight="normal" officeooo:rsid="0014f6fe" officeooo:paragraph-rsid="0014f6f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style:font-name="arial" fo:font-size="12pt" fo:font-style="normal" fo:font-weight="normal" officeooo:rsid="00176e78" officeooo:paragraph-rsid="00176e7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style="normal" fo:font-weight="normal" officeooo:rsid="0013e88f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italic" fo:font-weight="normal" officeooo:rsid="0013e88f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6e7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7bb0" style:font-style-asian="normal" style:font-style-complex="normal"/>
    </style:style>
    <style:style style:name="T7" style:family="text">
      <style:text-properties officeooo:rsid="00176e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GIT</text:p>
      <text:p text:style-name="P2"/>
      <text:p text:style-name="P3">Mostrar comandos de ayuda</text:p>
      <text:list xml:id="list2467993373" text:style-name="L1">
        <text:list-item>
          <text:p text:style-name="P10">git help</text:p>
        </text:list-item>
      </text:list>
      <text:p text:style-name="P3"/>
      <text:p text:style-name="P3">Añadir datos de usuario:</text:p>
      <text:list xml:id="list4286966994" text:style-name="L2">
        <text:list-item>
          <text:p text:style-name="P11">git config --global user.name “<text:span text:style-name="T3">nombre del usuario</text:span><text:span text:style-name="T5">”</text:span></text:p>
        </text:list-item>
        <text:list-item>
          <text:p text:style-name="P9"><text:span text:style-name="T1">git config --global user.email </text:span><text:span text:style-name="T2">emailusuario@algo.tal</text:span></text:p>
        </text:list-item>
      </text:list>
      <text:p text:style-name="P36"/>
      <text:p text:style-name="P6">Comenzar un repositorio</text:p>
      <text:list xml:id="list364251220" text:style-name="L3">
        <text:list-item>
          <text:p text:style-name="P12">git init</text:p>
        </text:list-item>
      </text:list>
      <text:p text:style-name="P3"/>
      <text:p text:style-name="P3">Comprobar estado de los archivos</text:p>
      <text:list xml:id="list2206971763" text:style-name="L4">
        <text:list-item>
          <text:p text:style-name="P13">git status</text:p>
        </text:list-item>
      </text:list>
      <text:p text:style-name="P3"/>
      <text:p text:style-name="P3">Añadir ficheros a la zona de preparados (staged)</text:p>
      <text:list xml:id="list89291587" text:style-name="L5">
        <text:list-item>
          <text:p text:style-name="P14">git add <text:span text:style-name="T3">NombreDelArchivo.Algo</text:span></text:p>
        </text:list-item>
        <text:list-item>
          <text:p text:style-name="P38">git add --all</text:p>
        </text:list-item>
        <text:list-item>
          <text:p text:style-name="P39">git add *.<text:span text:style-name="T3">Algo</text:span></text:p>
        </text:list-item>
      </text:list>
      <text:p text:style-name="P7"/>
      <text:p text:style-name="P4">Confirmar cambios (commit)</text:p>
      <text:list xml:id="list2159188996" text:style-name="L6">
        <text:list-item>
          <text:p text:style-name="P15">git commit -m “<text:span text:style-name="T7">d</text:span><text:span text:style-name="T4">escrición del commit</text:span><text:span text:style-name="T5">”</text:span></text:p>
        </text:list-item>
        <text:list-item>
          <text:p text:style-name="P21"><text:span text:style-name="T5">git commit -a -m </text:span><text:span text:style-name="T6">“</text:span><text:span text:style-name="T5">d</text:span><text:span text:style-name="T3">escrición del commit</text:span><text:span text:style-name="T6">” </text:span><text:span text:style-name="T5">(salta el modo staged)</text:span></text:p>
        </text:list-item>
      </text:list>
      <text:p text:style-name="P3"/>
      <text:p text:style-name="P5">Ver histórico de commits</text:p>
      <text:list xml:id="list4002735267" text:style-name="L7">
        <text:list-item>
          <text:p text:style-name="P16">git log</text:p>
        </text:list-item>
      </text:list>
      <text:p text:style-name="P3"/>
      <text:p text:style-name="P5">Ver diferencias entre ficheros “unstaged”</text:p>
      <text:list xml:id="list2411026013" text:style-name="L8">
        <text:list-item>
          <text:p text:style-name="P17">git diff</text:p>
        </text:list-item>
      </text:list>
      <text:p text:style-name="P5"/>
      <text:p text:style-name="P5">Ver diferencias entre ficheros “staged”</text:p>
      <text:list xml:id="list3218740281" text:style-name="L9">
        <text:list-item>
          <text:p text:style-name="P18">git diff --staged</text:p>
        </text:list-item>
      </text:list>
      <text:p text:style-name="P5"/>
      <text:p text:style-name="P5">Sacar ficheros modo staged</text:p>
      <text:list xml:id="list561422581" text:style-name="L10">
        <text:list-item>
          <text:p text:style-name="P19">git reset HEAD <text:span text:style-name="T3">NombreDelArchivo.Algo</text:span></text:p>
        </text:list-item>
      </text:list>
      <text:p text:style-name="P3"/>
      <text:p text:style-name="P5">Deshacer cambios en un fichero</text:p>
      <text:list xml:id="list2605107200" text:style-name="L11">
        <text:list-item>
          <text:p text:style-name="P20">git checkout --<text:span text:style-name="T4">NombreDelArchivo.Algo</text:span></text:p>
        </text:list-item>
      </text:list>
      <text:p text:style-name="P37"/>
      <text:p text:style-name="P8">Deshacer los commit</text:p>
      <text:list xml:id="list640152706" text:style-name="L12">
        <text:list-item>
          <text:p text:style-name="P40">git reset --soft HEAD^ (deshace el último commit)</text:p>
        </text:list-item>
        <text:list-item>
          <text:p text:style-name="P40">git reset --soft HEAD^^ (deshace 2 últimos commit)</text:p>
        </text:list-item>
        <text:list-item>
          <text:p text:style-name="P40">git reset --hard HEAD^ (deshace el último commit y todos los cambios)</text:p>
        </text:list-item>
        <text:list-item>
          <text:p text:style-name="P40">git reset --hard HEAD^^ (deshace 2 últimos commit y todos los cambios)</text:p>
        </text:list-item>
      </text:list>
      <text:p text:style-name="P3"/>
      <text:p text:style-name="P22">Añadir archivos (staged) y cambiar nombre último commit</text:p>
      <text:list xml:id="list2838102078" text:style-name="L13">
        <text:list-item>
          <text:p text:style-name="P24">git commit --amend -m “<text:span text:style-name="T3">nueva descripcion commit</text:span><text:span text:style-name="T5">”</text:span></text:p>
        </text:list-item>
      </text:list>
      <text:p text:style-name="P22"><text:span text:style-name="T5"/></text:p>
      <text:p text:style-name="P22">Apuntar a un repositorio</text:p>
      <text:list xml:id="list2054915108" text:style-name="L14">
        <text:list-item>
          <text:p text:style-name="P25">git remote add origin <text:span text:style-name="T3">https://dirección del repositorio.git</text:span></text:p>
        </text:list-item>
      </text:list>
      <text:p text:style-name="P23"><text:span text:style-name="T5">Comprobar a que repositorio apunta</text:span></text:p>
      <text:list xml:id="list2209196372" text:style-name="L15">
        <text:list-item>
          <text:p text:style-name="P26"><text:span text:style-name="T5">git remote -v</text:span></text:p>
        </text:list-item>
      </text:list>
      <text:p text:style-name="P22"><text:span text:style-name="T5"/></text:p>
      <text:p text:style-name="P22"><text:span text:style-name="T5">Subir archivos a un remoto</text:span></text:p>
      <text:list xml:id="list3457351535" text:style-name="L16">
        <text:list-item>
          <text:p text:style-name="P27"><text:span text:style-name="T5">git push -u origin master (la primera vez que se suben archivos)</text:span></text:p>
        </text:list-item>
        <text:list-item>
          <text:p text:style-name="P27"><text:span text:style-name="T5">git push</text:span></text:p>
        </text:list-item>
      </text:list>
      <text:p text:style-name="P22"><text:span text:style-name="T5"/></text:p>
      <text:p text:style-name="P22"><text:span text:style-name="T5">Bajar archivos</text:span></text:p>
      <text:list xml:id="list3556309439" text:style-name="L17">
        <text:list-item>
          <text:p text:style-name="P28"><text:span text:style-name="T5">git pull</text:span></text:p>
        </text:list-item>
      </text:list>
      <text:p text:style-name="P22"><text:span text:style-name="T5"/></text:p>
      <text:p text:style-name="P22"><text:span text:style-name="T5">Clonar un repositorio</text:span></text:p>
      <text:list xml:id="list3337701887" text:style-name="L18">
        <text:list-item>
          <text:p text:style-name="P29"><text:span text:style-name="T5">git clone </text:span><text:span text:style-name="T3">https://dirección del repositorio.git</text:span></text:p>
        </text:list-item>
      </text:list>
      <text:p text:style-name="P22"><text:span text:style-name="T5"/></text:p>
      <text:p text:style-name="P22">Crear una rama</text:p>
      <text:list xml:id="list2649861919" text:style-name="L19">
        <text:list-item>
          <text:p text:style-name="P30">git branch <text:span text:style-name="T3">nombreRama</text:span></text:p>
        </text:list-item>
      </text:list>
      <text:p text:style-name="P22"><text:span text:style-name="T3"/></text:p>
      <text:p text:style-name="P22">Ver en que rama te encuentras</text:p>
      <text:list xml:id="list3112504134" text:style-name="L20">
        <text:list-item>
          <text:p text:style-name="P31">git branch</text:p>
        </text:list-item>
      </text:list>
      <text:p text:style-name="P22"/>
      <text:p text:style-name="P22">cambiar de rama</text:p>
      <text:list xml:id="list874111217" text:style-name="L21">
        <text:list-item>
          <text:p text:style-name="P32">git checkout <text:span text:style-name="T3">nombre de rama</text:span></text:p>
        </text:list-item>
      </text:list>
      <text:p text:style-name="P22"><text:span text:style-name="T5"/></text:p>
      <text:p text:style-name="P33"><text:span text:style-name="T5">Juntar ramas</text:span></text:p>
      <text:list xml:id="list3820692970" text:style-name="L22">
        <text:list-item>
          <text:p text:style-name="P34"><text:span text:style-name="T5">git merge </text:span><text:span text:style-name="T3">nombreRama</text:span></text:p>
        </text:list-item>
      </text:list>
      <text:p text:style-name="P33"><text:span text:style-name="T5"/></text:p>
      <text:p text:style-name="P33"><text:span text:style-name="T5">Borrar rama</text:span></text:p>
      <text:list xml:id="list2119099006" text:style-name="L23">
        <text:list-item>
          <text:p text:style-name="P35"><text:span text:style-name="T5">git branch -d </text:span><text:span text:style-name="T3">nombreRama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1:23:41.297778526</meta:creation-date>
    <dc:date>2023-12-15T17:11:29.638131707</dc:date>
    <meta:editing-duration>PT14M1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5" meta:word-count="292" meta:character-count="1630" meta:non-whitespace-character-count="1434"/>
  </office:meta>
</office:document-meta>
</file>